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prietes outgoing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string" calcext:value-type="string">
            <text:p>http://xmlns.com/foaf/0.1/depiction</text:p>
          </table:table-cell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string" calcext:value-type="string">
            <text:p>http://www.w3.org/2002/07/owl#sameAs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string" calcext:value-type="string">
            <text:p>http://rdvocab.info/ElementsGr2/biographicalInformation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http://rdaregistry.info/Elements/a/#P50113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http://xmlns.com/foaf/0.1/familyName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rdaregistry.info/Elements/a/#P5012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vocab.org/bio/0.1/death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www.w3.org/1999/02/22-rdf-syntax-ns#type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data.bnf.fr/ontology/bnf-onto/firstYear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xmlns.com/foaf/0.1/page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vocab.org/bio/0.1/birth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rdvocab.info/ElementsGr2/dateOfBirth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rdaregistry.info/Elements/a/#P5010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http://rdvocab.info/ElementsGr2/languageOfThePerson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http://rdaregistry.info/Elements/a/#P5012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http://data.bnf.fr/ontology/bnf-onto/lastYear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http://rdvocab.info/ElementsGr2/dateOfDeath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http://xmlns.com/foaf/0.1/givenNam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http://xmlns.com/foaf/0.1/nam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http://rdvocab.info/ElementsGr2/countryAssociatedWithThePerson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http://rdaregistry.info/Elements/a/#P5009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http://xmlns.com/foaf/0.1/gender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http://rdaregistry.info/Elements/a/#P5011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http://rdvocab.info/ElementsGr2/placeOfBirth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http://rdvocab.info/ElementsGr2/placeOfDeath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ttp://rdaregistry.info/Elements/a/#P5011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http://xmlns.com/foaf/0.1/birthday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http://rdvocab.info/ElementsGr2/fieldOfActivityOfThePerson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http://rdaregistry.info/Elements/a/#P5010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http://rdaregistry.info/Elements/a/#P500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rdvocab.info/ElementsGr2/periodOfActivityOfThePers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www.w3.org/2000/01/rdf-schema#seeAlso</text:p>
          </table:table-cell>
          <table:table-cell office:value-type="float" office:value="6" calcext:value-type="float">
            <text:p>6</text:p>
          </table:table-cell>
        </table:table-row>
      </table:table>
      <table:table table:name="incoming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string" calcext:value-type="string">
            <text:p>http://purl.org/dc/terms/contributor</text:p>
          </table:table-cell>
          <table:table-cell office:value-type="float" office:value="24980" calcext:value-type="float">
            <text:p>24980</text:p>
          </table:table-cell>
        </table:table-row>
        <table:table-row table:style-name="ro1">
          <table:table-cell office:value-type="string" calcext:value-type="string">
            <text:p>http://id.loc.gov/vocabulary/relators/aut</text:p>
          </table:table-cell>
          <table:table-cell office:value-type="float" office:value="16930" calcext:value-type="float">
            <text:p>16930</text:p>
          </table:table-cell>
        </table:table-row>
        <table:table-row table:style-name="ro1">
          <table:table-cell office:value-type="string" calcext:value-type="string">
            <text:p>http://data.bnf.fr/vocabulary/roles/r70</text:p>
          </table:table-cell>
          <table:table-cell office:value-type="float" office:value="16827" calcext:value-type="float">
            <text:p>16827</text:p>
          </table:table-cell>
        </table:table-row>
        <table:table-row table:style-name="ro1">
          <table:table-cell office:value-type="string" calcext:value-type="string">
            <text:p>http://purl.org/dc/terms/subject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http://id.loc.gov/vocabulary/relators/ctg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string" calcext:value-type="string">
            <text:p>http://data.bnf.fr/vocabulary/roles/r150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http://id.loc.gov/vocabulary/relators/edt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http://data.bnf.fr/vocabulary/roles/r36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http://id.loc.gov/vocabulary/relators/bsl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http://xmlns.com/foaf/0.1/focus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http://data.bnf.fr/vocabulary/roles/r999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http://data.bnf.fr/vocabulary/roles/r326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http://data.bnf.fr/vocabulary/roles/r68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http://id.loc.gov/vocabulary/relators/trl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http://data.bnf.fr/vocabulary/roles/r7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http://id.loc.gov/vocabulary/relators/ant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http://data.bnf.fr/vocabulary/roles/r330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http://id.loc.gov/vocabulary/relators/pbl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data.bnf.fr/vocabulary/roles/r32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purl.org/dc/terms/creator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http://data.bnf.fr/vocabulary/roles/r30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ttp://id.loc.gov/vocabulary/relators/drm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data.bnf.fr/vocabulary/roles/r1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data.bnf.fr/vocabulary/roles/r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id.loc.gov/vocabulary/relators/at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data.bnf.fr/vocabulary/roles/r1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id.loc.gov/vocabulary/relators/cw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data.bnf.fr/vocabulary/roles/r3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id.loc.gov/vocabulary/relators/egr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data.bnf.fr/vocabulary/roles/r4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ttp://id.loc.gov/vocabulary/relators/cm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data.bnf.fr/vocabulary/roles/r2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data.bnf.fr/vocabulary/roles/r5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id.loc.gov/vocabulary/relators/aui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data.bnf.fr/vocabulary/roles/r6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ttp://id.loc.gov/vocabulary/relators/r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ttp://id.loc.gov/vocabulary/relators/an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id.loc.gov/vocabulary/relators/fm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data.bnf.fr/vocabulary/roles/r40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id.loc.gov/vocabulary/relators/cr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data.bnf.fr/vocabulary/roles/r2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data.bnf.fr/vocabulary/roles/r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id.loc.gov/vocabulary/relators/cl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data.bnf.fr/vocabulary/roles/r9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data.bnf.fr/vocabulary/roles/r1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data.bnf.fr/vocabulary/roles/r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id.loc.gov/vocabulary/relators/du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data.bnf.fr/vocabulary/roles/r3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id.loc.gov/vocabulary/relators/pb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data.bnf.fr/vocabulary/roles/r4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id.loc.gov/vocabulary/relators/il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data.bnf.fr/vocabulary/roles/r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id.loc.gov/vocabulary/relators/rc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data.bnf.fr/vocabulary/roles/r3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id.loc.gov/vocabulary/relators/or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id.loc.gov/vocabulary/relators/dt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data.bnf.fr/vocabulary/roles/r3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data.bnf.fr/vocabulary/roles/r3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data.bnf.fr/vocabulary/roles/r2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id.loc.gov/vocabulary/relators/ct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data.bnf.fr/vocabulary/roles/r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id.loc.gov/vocabulary/relators/d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data.bnf.fr/vocabulary/roles/r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data.bnf.fr/vocabulary/roles/r3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data.bnf.fr/vocabulary/roles/r30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id.loc.gov/vocabulary/relators/pr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id.loc.gov/vocabulary/relators/sp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data.bnf.fr/vocabulary/roles/r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data.bnf.fr/vocabulary/roles/r9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data.bnf.fr/vocabulary/roles/r32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data.bnf.fr/vocabulary/roles/r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id.loc.gov/vocabulary/relators/co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id.loc.gov/vocabulary/relators/co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data.bnf.fr/vocabulary/roles/r40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data.bnf.fr/vocabulary/roles/r3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www.w3.org/2000/01/rdf-schema#seeAls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data.bnf.fr/vocabulary/roles/r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id.loc.gov/vocabulary/relators/af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id.loc.gov/vocabulary/relators/a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data.bnf.fr/vocabulary/roles/r4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data.bnf.fr/vocabulary/roles/r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data.bnf.fr/vocabulary/roles/r4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id.loc.gov/vocabulary/relators/ad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id.loc.gov/vocabulary/relators/c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data.bnf.fr/vocabulary/roles/r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id.loc.gov/vocabulary/relators/lb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id.loc.gov/vocabulary/relators/mf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id.loc.gov/vocabulary/relators/ly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4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id.loc.gov/vocabulary/relators/c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id.loc.gov/vocabulary/relators/lt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id.loc.gov/vocabulary/relators/in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data.bnf.fr/vocabulary/roles/r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id.loc.gov/vocabulary/relators/s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id.loc.gov/vocabulary/relators/a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data.bnf.fr/vocabulary/roles/r4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id.loc.gov/vocabulary/relators/dn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4T23:53:51.012106857</dc:date>
    <meta:editing-duration>PT6M42S</meta:editing-duration>
    <meta:editing-cycles>3</meta:editing-cycles>
    <meta:generator>LibreOffice/6.4.7.2$Linux_X86_64 LibreOffice_project/40$Build-2</meta:generator>
    <meta:document-statistic meta:table-count="2" meta:cell-count="298" meta:object-count="0"/>
  </office:meta>
</office:document-meta>
</file>